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116.1mm"/>
    </style:style>
    <style:style style:name="co9" style:family="table-column">
      <style:table-column-properties fo:break-before="auto" style:column-width="90.77mm"/>
    </style:style>
    <style:style style:name="co10" style:family="table-column">
      <style:table-column-properties fo:break-before="auto" style:column-width="73.06mm"/>
    </style:style>
    <style:style style:name="co1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47.18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25.68mm"/>
    </style:style>
    <style:style style:name="co17" style:family="table-column">
      <style:table-column-properties fo:break-before="auto" style:column-width="37.39mm"/>
    </style:style>
    <style:style style:name="co18" style:family="table-column">
      <style:table-column-properties fo:break-before="auto" style:column-width="69.51mm"/>
    </style:style>
    <style:style style:name="co19" style:family="table-column">
      <style:table-column-properties fo:break-before="auto" style:column-width="17.52mm"/>
    </style:style>
    <style:style style:name="co20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able-cell-properties fo:background-color="#fff2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style:font-size-asian="10pt" style:font-size-complex="10pt"/>
    </style:style>
    <style:style style:name="ce78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5" table:default-cell-style-name="ce6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7"/>
        <table:table-column table:style-name="co20" table:default-cell-style-name="Default"/>
        <table:table-row table:style-name="ro2">
          <table:table-cell table:style-name="ce1" office:value-type="string" calcext:value-type="string" table:number-columns-spanned="5" table:number-rows-spanned="1">
            <text:p>Granabot badge</text:p>
          </table:table-cell>
          <table:covered-table-cell table:number-columns-repeated="4" table:style-name="ce5"/>
          <table:table-cell/>
        </table:table-row>
        <table:table-row table:style-name="ro3"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Reference</text:p>
          </table:table-cell>
          <table:table-cell table:style-name="ce9" office:value-type="string" calcext:value-type="string">
            <text:p><text:s/>Valu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upplier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1k</text:p>
          </table:table-cell>
          <table:table-cell table:style-name="ce13" office:value-type="string" calcext:value-type="string">
            <text:p>1206 SMD resistor</text:p>
          </table:table-cell>
          <table:table-cell table:style-name="ce10" office:value-type="string" calcext:value-type="string">
            <text:p><text:a xlink:href="https://es.aliexpress.com/item/100pcs-lot-SMD-Chip-Resistor-1206-1K-1K-ohm-5-Free-shippng/32382933718.html?spm=a2g0s.9042311.0.0.wEJvRT" xlink:type="simple">Link</text:a>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1M</text:p>
          </table:table-cell>
          <table:table-cell table:style-name="ce13" office:value-type="string" calcext:value-type="string">
            <text:p>1206 SMD resistor</text:p>
          </table:table-cell>
          <table:table-cell table:style-name="ce10" office:value-type="string" calcext:value-type="string">
            <text:p><text:a xlink:href="https://es.aliexpress.com/item/100pcs-lot-SMD-Chip-Resistor-1206-1M-1M-ohm-5-Free-shippng/32385434931.html?spm=a2g0s.9042311.0.0.wEJvRT" xlink:type="simple">Link</text:a>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4.7uF</text:p>
          </table:table-cell>
          <table:table-cell table:style-name="ce13" office:value-type="string" calcext:value-type="string">
            <text:p>1206 SMD capacitor</text:p>
          </table:table-cell>
          <table:table-cell table:style-name="ce10" office:value-type="string" calcext:value-type="string">
            <text:p><text:a xlink:href="https://es.aliexpress.com/item/Free-shipping-1206-SMD-capacitor-4-7UF-25V-475ZM-100PCS/32373664747.html?spm=a2g0s.9042311.0.0.wEJvRT" xlink:type="simple">Link</text:a>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100nF</text:p>
          </table:table-cell>
          <table:table-cell table:style-name="ce13" office:value-type="string" calcext:value-type="string">
            <text:p>1206 SMD capacitor</text:p>
          </table:table-cell>
          <table:table-cell table:style-name="ce10" office:value-type="string" calcext:value-type="string">
            <text:p><text:a xlink:href="https://es.aliexpress.com/item/Free-shipping-1206-SMD-capacitor-100nf-50V-104K-100PCS/32372347475.html?spm=a2g0s.9042311.0.0.wEJvRT" xlink:type="simple">Link</text:a>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22nF</text:p>
          </table:table-cell>
          <table:table-cell table:style-name="ce13" office:value-type="string" calcext:value-type="string">
            <text:p>1206 SMD capacitor</text:p>
          </table:table-cell>
          <table:table-cell table:style-name="ce10" office:value-type="string" calcext:value-type="string">
            <text:p><text:a xlink:href="https://es.aliexpress.com/item/Free-shipping-1206-SMD-capacitor-220nf-50V-224M-100PCS/32373616228.html?spm=a2g0s.9042311.0.0.wEJvRT" xlink:type="simple">Link</text:a></text:p>
          </table:table-cell>
          <table:table-cell/>
        </table:table-row>
        <table:table-row table:style-name="ro3"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CAP1</text:p>
          </table:table-cell>
          <table:table-cell table:style-name="ce13" office:value-type="string" calcext:value-type="string">
            <text:p>CAPSENSE_CIRCLE</text:p>
          </table:table-cell>
          <table:table-cell table:style-name="ce13" office:value-type="string" calcext:value-type="string">
            <text:p>On PCB </text:p>
          </table:table-cell>
          <table:table-cell table:style-name="ce14" office:value-type="string" calcext:value-type="string">
            <text:p>None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MBRA140</text:p>
          </table:table-cell>
          <table:table-cell table:style-name="ce13" office:value-type="string" calcext:value-type="string">
            <text:p>Schottky diode</text:p>
          </table:table-cell>
          <table:table-cell table:style-name="ce10" office:value-type="string" calcext:value-type="string">
            <text:p><text:a xlink:href="https://es.aliexpress.com/item/20-unids-MBRA140-MBRA140T3G-DO-214AC/32845565830.html?spm=a2g0s.9042311.0.0.wEJvRT" xlink:type="simple">Link</text:a>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Power</text:p>
          </table:table-cell>
          <table:table-cell table:style-name="ce13" office:value-type="string" calcext:value-type="string">
            <text:p>1206 SMD LED Blue</text:p>
          </table:table-cell>
          <table:table-cell table:style-name="ce10" office:value-type="string" calcext:value-type="string">
            <text:p><text:a xlink:href="https://es.aliexpress.com/store/product/Smd-leds-led-smd-blu-ray-1206-languang-bright-double/430356_1288303428.html?spm=a219c.12010108.1000016.1.449913edCRtL5d&amp;isOrigTitle=true" xlink:type="simple">Link</text:a></text:p>
          </table:table-cell>
          <table:table-cell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LED1 to LED8</text:p>
          </table:table-cell>
          <table:table-cell table:style-name="ce13" office:value-type="string" calcext:value-type="string">
            <text:p>WS2812B</text:p>
          </table:table-cell>
          <table:table-cell table:style-name="ce13" office:value-type="string" calcext:value-type="string">
            <text:p>Intelligent control LED</text:p>
          </table:table-cell>
          <table:table-cell table:style-name="ce10" office:value-type="string" calcext:value-type="string">
            <text:p><text:a xlink:href="https://es.aliexpress.com/item/10-1000pcs-WS2812B-4pins-5050-SMD-Black-White-version-WS2812-Individually-Addressable-Digital-RGB-LED-Chip/32453497583.html?spm=a2g0s.9042311.0.0.wEJvRT" xlink:type="simple">Link</text:a>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U1</text:p>
          </table:table-cell>
          <table:table-cell table:style-name="ce13" office:value-type="string" calcext:value-type="string">
            <text:p>LM340MP-5.0/NOPB</text:p>
          </table:table-cell>
          <table:table-cell table:style-name="ce13" office:value-type="string" calcext:value-type="string">
            <text:p>Fixed Voltage Regulator</text:p>
          </table:table-cell>
          <table:table-cell table:style-name="ce10" office:value-type="string" calcext:value-type="string">
            <text:p><text:a xlink:href="https://es.aliexpress.com/item/LM340MP5-0-LM340-LM340MP-LM340MP-5-0-SOT223/32837352624.html?spm=a2g0s.9042311.0.0.wEJvRT" xlink:type="simple">Link</text:a>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U2</text:p>
          </table:table-cell>
          <table:table-cell table:style-name="ce13" office:value-type="string" calcext:value-type="string">
            <text:p>ATTINY85-20SU</text:p>
          </table:table-cell>
          <table:table-cell table:style-name="ce13" office:value-type="string" calcext:value-type="string">
            <text:p>Atmel 8-bit AVR Microcontroller</text:p>
          </table:table-cell>
          <table:table-cell table:style-name="ce10" office:value-type="string" calcext:value-type="string">
            <text:p><text:a xlink:href="https://es.aliexpress.com/item/FREE-SHIPPING-5piece-ATTINY85-20SU-SOP8-ATTINY85-20-SOP-ATTINY85-SMD-85-20SU/32771436223.html?spm=a2g0s.9042311.0.0.wEJvRT" xlink:type="simple">Link</text:a>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CONN_01X02</text:p>
          </table:table-cell>
          <table:table-cell table:style-name="ce13" office:value-type="string" calcext:value-type="string">
            <text:p>1.25mm – Connector JST SMD Horizontal</text:p>
          </table:table-cell>
          <table:table-cell table:style-name="ce10" office:value-type="string" calcext:value-type="string">
            <text:p><text:a xlink:href="https://es.aliexpress.com/item/100-Set-1-25mm-Pitch-Connector-Mini-JST-Horizontal-Straight-Pin-2-3-4-5-6/32787329436.html?spm=a219c.10010108.1000016.1.292b7df5OK7TZv&amp;isOrigTitle=true" xlink:type="simple">Link</text:a></text:p>
          </table:table-cell>
          <table:table-cell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J2, J3</text:p>
          </table:table-cell>
          <table:table-cell table:style-name="ce13" office:value-type="string" calcext:value-type="string">
            <text:p>CONN_01X03</text:p>
          </table:table-cell>
          <table:table-cell table:style-name="ce13" office:value-type="string" calcext:value-type="string">
            <text:p>2.54mm - 1x40 Pins SMD Male </text:p>
          </table:table-cell>
          <table:table-cell table:style-name="ce10" office:value-type="string" calcext:value-type="string">
            <text:p><text:a xlink:href="https://es.aliexpress.com/item/200PCS-2-0mm-Pin-Headerr-SMT-1X40P-Single-Row-Single-Plastic-High-Quality-Gold-Plated/32795058148.html?spm=a2g0s.9042311.0.0.wEJvRT" xlink:type="simple">Link</text:a>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J4</text:p>
          </table:table-cell>
          <table:table-cell table:style-name="ce13" office:value-type="string" calcext:value-type="string">
            <text:p>CONN_02X03</text:p>
          </table:table-cell>
          <table:table-cell table:style-name="ce13" office:value-type="string" calcext:value-type="string">
            <text:p>2.54mm - 2x40 Pins SMD Male </text:p>
          </table:table-cell>
          <table:table-cell table:style-name="ce10" office:value-type="string" calcext:value-type="string">
            <text:p><text:a xlink:href="https://es.aliexpress.com/item/20pcs-lot-2x40-pins-Double-Row-2-54-mm-Pitch-SMD-Needle-Male-Pin-Header/1691091075.html?spm=a219c.10010108.1000016.1.a38c76e3LQ2ccC&amp;isOrigTitle=true" xlink:type="simple">Link</text:a></text:p>
          </table:table-cell>
          <table:table-cell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J5</text:p>
          </table:table-cell>
          <table:table-cell table:style-name="ce13" office:value-type="string" calcext:value-type="string">
            <text:p>CONN_01X02</text:p>
          </table:table-cell>
          <table:table-cell table:style-name="ce13" office:value-type="string" calcext:value-type="string">
            <text:p>2.54mm - 1x40 Pins SMD Male </text:p>
          </table:table-cell>
          <table:table-cell table:style-name="ce10" office:value-type="string" calcext:value-type="string">
            <text:p><text:a xlink:href="https://es.aliexpress.com/item/200PCS-2-0mm-Pin-Headerr-SMT-1X40P-Single-Row-Single-Plastic-High-Quality-Gold-Plated/32795058148.html?spm=a2g0s.9042311.0.0.wEJvRT" xlink:type="simple">Link</text:a>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style-name="Default"/>
          <table:table-cell table:number-columns-repeated="5"/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4"/>
          <table:table-cell table:style-name="ce78" office:value-type="string" calcext:value-type="string">
            <text:p><text:s/></text:p>
          </table:table-cell>
          <table:table-cell/>
        </table:table-row>
        <table:table-row table:style-name="ro3" table:number-rows-repeated="104855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001" table:style-name="ta1"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MF_Name</text:p>
          </table:table-cell>
          <table:table-cell office:value-type="string" calcext:value-type="string">
            <text:p><text:s/>MF_PN</text:p>
          </table:table-cell>
          <table:table-cell office:value-type="string" calcext:value-type="string">
            <text:p><text:s/>S1_Name</text:p>
          </table:table-cell>
          <table:table-cell office:value-type="string" calcext:value-type="string">
            <text:p><text:s/>S1_PN</text:p>
          </table:table-cell>
        </table:table-row>
        <table:table-row table:style-name="ro3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OSHwi:WS2812B</text:p>
          </table:table-cell>
          <table:table-cell office:value-type="string" calcext:value-type="string">
            <text:p>http://www.adafruit.com/datasheets/WS2812B.pdf</text:p>
          </table:table-cell>
          <table:table-cell office:value-type="string" calcext:value-type="string">
            <text:p>LED RGB WS2812B W/DVR 4SMD</text:p>
          </table:table-cell>
          <table:table-cell office:value-type="string" calcext:value-type="string">
            <text:p>Adafruit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1104-ND</text:p>
          </table:table-cell>
        </table:table-row>
        <table:table-row table:style-name="ro3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OSHwi:WS2812B</text:p>
          </table:table-cell>
          <table:table-cell office:value-type="string" calcext:value-type="string">
            <text:p>http://www.adafruit.com/datasheets/WS2812B.pdf</text:p>
          </table:table-cell>
          <table:table-cell office:value-type="string" calcext:value-type="string">
            <text:p>LED RGB WS2812B W/DVR 4SMD</text:p>
          </table:table-cell>
          <table:table-cell office:value-type="string" calcext:value-type="string">
            <text:p>Adafruit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1104-ND</text:p>
          </table:table-cell>
        </table:table-row>
        <table:table-row table:style-name="ro3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OSHwi:WS2812B</text:p>
          </table:table-cell>
          <table:table-cell office:value-type="string" calcext:value-type="string">
            <text:p>http://www.adafruit.com/datasheets/WS2812B.pdf</text:p>
          </table:table-cell>
          <table:table-cell office:value-type="string" calcext:value-type="string">
            <text:p>LED RGB WS2812B W/DVR 4SMD</text:p>
          </table:table-cell>
          <table:table-cell office:value-type="string" calcext:value-type="string">
            <text:p>Adafruit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1104-ND</text:p>
          </table:table-cell>
        </table:table-row>
        <table:table-row table:style-name="ro3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OSHwi:WS2812B</text:p>
          </table:table-cell>
          <table:table-cell office:value-type="string" calcext:value-type="string">
            <text:p>http://www.adafruit.com/datasheets/WS2812B.pdf</text:p>
          </table:table-cell>
          <table:table-cell office:value-type="string" calcext:value-type="string">
            <text:p>LED RGB WS2812B W/DVR 4SMD</text:p>
          </table:table-cell>
          <table:table-cell office:value-type="string" calcext:value-type="string">
            <text:p>Adafruit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1104-ND</text:p>
          </table:table-cell>
        </table:table-row>
        <table:table-row table:style-name="ro3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OSHwi:WS2812B</text:p>
          </table:table-cell>
          <table:table-cell office:value-type="string" calcext:value-type="string">
            <text:p>http://www.adafruit.com/datasheets/WS2812B.pdf</text:p>
          </table:table-cell>
          <table:table-cell office:value-type="string" calcext:value-type="string">
            <text:p>LED RGB WS2812B W/DVR 4SMD</text:p>
          </table:table-cell>
          <table:table-cell office:value-type="string" calcext:value-type="string">
            <text:p>Adafruit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1104-ND</text:p>
          </table:table-cell>
        </table:table-row>
        <table:table-row table:style-name="ro3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Molex:Molex_PicoBlade_53261-0271_02x1.25mm_Angl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1206_HandSolder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Ds:LED_1206_HandSolder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MBRA140</text:p>
          </table:table-cell>
          <table:table-cell office:value-type="string" calcext:value-type="string">
            <text:p>OSHwi:D_SOD-123</text:p>
          </table:table-cell>
          <table:table-cell office:value-type="string" calcext:value-type="string">
            <text:p>http://www.vishay.com/docs/94301/vs-mbra140trpbf.pdf</text:p>
          </table:table-cell>
          <table:table-cell office:value-type="string" calcext:value-type="string">
            <text:p>DIODE SCHOTTKY 40V 1A MBRA140 SM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S-MBRA140TRPB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MBRA140TRPBFCT-ND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1206_HandSolder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apacitors_SMD:C_1206_HandSolder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OSHwi:WS2812B</text:p>
          </table:table-cell>
          <table:table-cell office:value-type="string" calcext:value-type="string">
            <text:p>http://www.adafruit.com/datasheets/WS2812B.pdf</text:p>
          </table:table-cell>
          <table:table-cell office:value-type="string" calcext:value-type="string">
            <text:p>LED RGB WS2812B W/DVR 4SMD</text:p>
          </table:table-cell>
          <table:table-cell office:value-type="string" calcext:value-type="string">
            <text:p>Adafruit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1104-ND</text:p>
          </table:table-cell>
        </table:table-row>
        <table:table-row table:style-name="ro3">
          <table:table-cell office:value-type="string" calcext:value-type="string">
            <text:p>U2</text:p>
          </table:table-cell>
          <table:table-cell office:value-type="string" calcext:value-type="string">
            <text:p>ATTINY85-20SU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U1</text:p>
          </table:table-cell>
          <table:table-cell office:value-type="string" calcext:value-type="string">
            <text:p>LM340MP-5.0/NOPB</text:p>
          </table:table-cell>
          <table:table-cell office:value-type="string" calcext:value-type="string">
            <text:p>TO_SOT_Packages_SMD:SOT-223-3Lead_TabPin2</text:p>
          </table:table-cell>
          <table:table-cell office:value-type="string" calcext:value-type="string">
            <text:p>http://www.ti.com/lit/ds/symlink/lm340.pd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4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_Headers:Pin_Header_Straight_2x03_Pitch2.54mm_SM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1M Ohms</text:p>
          </table:table-cell>
          <table:table-cell office:value-type="string" calcext:value-type="string">
            <text:p>Resistors_SMD:R_1206_HandSolder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AP1</text:p>
          </table:table-cell>
          <table:table-cell office:value-type="string" calcext:value-type="string">
            <text:p>CAPSENSE_CIRCLE</text:p>
          </table:table-cell>
          <table:table-cell office:value-type="string" calcext:value-type="string">
            <text:p>Granabot:CAPSENSE-CIRCLE2-D10MM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_SMD_Pin1Lef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OSHwi:WS2812B</text:p>
          </table:table-cell>
          <table:table-cell office:value-type="string" calcext:value-type="string">
            <text:p>http://www.adafruit.com/datasheets/WS2812B.pdf</text:p>
          </table:table-cell>
          <table:table-cell office:value-type="string" calcext:value-type="string">
            <text:p>LED RGB WS2812B W/DVR 4SMD</text:p>
          </table:table-cell>
          <table:table-cell office:value-type="string" calcext:value-type="string">
            <text:p>Adafruit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1104-ND</text:p>
          </table:table-cell>
        </table:table-row>
        <table:table-row table:style-name="ro3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OSHwi:WS2812B</text:p>
          </table:table-cell>
          <table:table-cell office:value-type="string" calcext:value-type="string">
            <text:p>http://www.adafruit.com/datasheets/WS2812B.pdf</text:p>
          </table:table-cell>
          <table:table-cell office:value-type="string" calcext:value-type="string">
            <text:p>LED RGB WS2812B W/DVR 4SMD</text:p>
          </table:table-cell>
          <table:table-cell office:value-type="string" calcext:value-type="string">
            <text:p>Adafruit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1104-ND</text:p>
          </table:table-cell>
        </table:table-row>
        <table:table-row table:style-name="ro3">
          <table:table-cell office:value-type="string" calcext:value-type="string">
            <text:p>J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_SMD_Pin1Lef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_SMD_Pin1Righ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GB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currency-symbol number:language="en" number:country="GB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currency-symbol number:language="en" number:country="GB">€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currency-symbol number:language="en" number:country="GB"> 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en" number:country="GB"> 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 style:data-style-name="N2" text:time-value="11:55:06.0723466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dc:date>2018-05-01T12:02:59.474414085</dc:date>
    <meta:editing-duration>PT3H47M8S</meta:editing-duration>
    <meta:editing-cycles>34</meta:editing-cycles>
    <meta:document-statistic meta:table-count="2" meta:cell-count="216" meta:object-count="0"/>
  </office:meta>
</office:document-meta>
</file>